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fill-gradient-name="Gradient_20_1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Fine_20_Dashed_20__28_var_29_" draw:fill="solid" draw:fill-color="#99ccff" draw:fill-gradient-name="Gradient_20_1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draw:fill-gradient-name="Gradient_20_1" fo:min-height="1.27cm"/>
    </style:style>
    <style:style style:name="gr5" style:family="graphic" style:parent-style-name="standard">
      <style:graphic-properties draw:fill="solid" draw:fill-color="#ffff99" draw:fill-gradient-name="Gradient_20_1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marker-end="Rounded_20_short_20_Arrow" draw:fill="gradient" draw:fill-gradient-name="Gradient_20_1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Rounded_20_short_20_Arrow" draw:fill="gradient" draw:fill-gradient-name="Gradient_20_1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fill-gradient-name="Gradient_20_1" fo:min-height="0.664cm"/>
    </style:style>
    <style:style style:name="gr9" style:family="graphic" style:parent-style-name="standard">
      <style:graphic-properties draw:stroke="solid" draw:stroke-dash="Fine_20_Dashed_20__28_var_29_" draw:marker-end="Rounded_20_short_20_Arrow" draw:fill="gradient" draw:fill-gradient-name="Gradient_20_1" draw:textarea-horizontal-align="center" draw:textarea-vertical-align="middle"/>
    </style:style>
    <style:style style:name="gr10" style:family="graphic" style:parent-style-name="standard">
      <style:graphic-properties draw:fill="solid" draw:fill-color="#ccffff" draw:fill-gradient-name="Gradient_20_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0cm" fo:min-width="2.564cm"/>
    </style:style>
    <style:style style:name="gr12" style:family="graphic" style:parent-style-name="standard">
      <style:graphic-properties draw:stroke="dash" draw:stroke-dash="Fine_20_Dashed_20__28_var_29_" draw:fill="solid" draw:fill-color="#ccffff" draw:fill-gradient-name="Gradient_20_1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draw:fill-gradient-name="Gradient_20_1" draw:opacity="50%" draw:textarea-horizontal-align="left" draw:auto-grow-height="true" draw:auto-grow-width="true" fo:min-height="0cm" fo:min-width="0cm" draw:shadow-opacity="50%"/>
    </style:style>
    <style:style style:name="gr14" style:family="graphic" style:parent-style-name="standard">
      <style:graphic-properties draw:stroke="none" svg:stroke-color="#000000" draw:fill="none" draw:fill-color="#ffffff" draw:fill-gradient-name="Gradient_20_1" draw:opacity="50%" draw:textarea-horizontal-align="left" draw:auto-grow-height="true" draw:auto-grow-width="true" fo:min-height="0cm" fo:min-width="0cm" draw:shadow-opacity="50%"/>
    </style:style>
    <style:style style:name="gr15" style:family="graphic" style:parent-style-name="standard">
      <style:graphic-properties draw:stroke="none" svg:stroke-color="#000000" draw:fill="none" draw:fill-color="#ffffff" draw:fill-gradient-name="Gradient_20_1" fo:min-height="1.909cm"/>
    </style:style>
    <style:style style:name="gr16" style:family="graphic" style:parent-style-name="standard">
      <style:graphic-properties draw:stroke="solid" draw:stroke-dash="Fine_20_Dashed_20__28_var_29_" draw:marker-end="Arrow" draw:marker-end-width="0.3cm" draw:fill="gradient" draw:fill-gradient-name="Gradient_20_1" draw:textarea-horizontal-align="center" draw:textarea-vertical-align="middle"/>
    </style:style>
    <style:style style:name="gr17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color="#808080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/>
    </style:style>
    <style:style style:name="T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477cm" svg:height="3.175cm" svg:x="15.478cm" svg:y="1cm">
            <text:p text:style-name="P1">Daemon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13" draw:layer="layout" svg:width="1.295cm" svg:height="1.27cm" svg:x="18.069cm" svg:y="2.397cm">
            <text:p/>
            <draw:enhanced-geometry svg:viewBox="0 0 21600 21600" draw:text-areas="0 0 21600 21600" draw:type="circular-arrow" draw:modifiers="-23.1068623078298 -57.334327504349 8832.011768537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 draw:id="id2">
          <draw:custom-shape draw:style-name="gr1" draw:text-style-name="P1" draw:layer="layout" svg:width="3.048cm" svg:height="1.524cm" svg:x="1cm" svg:y="5.572cm">
            <text:p text:style-name="P1">GI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">
          <draw:custom-shape draw:style-name="gr3" draw:text-style-name="P2" draw:layer="layout" svg:width="3.048cm" svg:height="1.524cm" svg:x="1cm" svg:y="7.858cm">
            <text:p text:style-name="P2">Cache</text:p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">
          <draw:custom-shape draw:style-name="gr3" draw:text-style-name="P2" draw:layer="layout" svg:width="3.048cm" svg:height="1.524cm" svg:x="1cm" svg:y="10.144cm">
            <text:p text:style-name="P2">GA</text:p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custom-shape draw:style-name="gr3" draw:text-style-name="P2" draw:layer="layout" svg:width="3.048cm" svg:height="1.524cm" svg:x="1cm" svg:y="12.43cm">
            <text:p text:style-name="P2">Ticket</text:p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6">
          <draw:custom-shape draw:style-name="gr3" draw:text-style-name="P2" draw:layer="layout" svg:width="3.048cm" svg:height="1.524cm" svg:x="1cm" svg:y="15.478cm">
            <text:p text:style-name="P2">...</text:p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6.096cm" svg:height="3.175cm" svg:x="6.334cm" svg:y="9.382cm">
            <text:p text:style-name="P1">Task Handler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id="id1" draw:layer="layout" svg:width="3.81cm" svg:height="1.52cm" svg:x="6.715cm" svg:y="10.525cm">
            <draw:text-box>
              <text:p text:style-name="P3">RegisterTask()</text:p>
              <text:p text:style-name="P3">HandleTask()</text:p>
            </draw:text-box>
            <draw:glue-point draw:id="4" svg:x="-1.905cm" svg:y="-0.125cm" draw:align="center"/>
            <draw:glue-point draw:id="5" svg:x="-5cm" svg:y="-2.671cm" draw:escape-direction="left"/>
            <draw:glue-point draw:id="6" svg:x="-1.905cm" svg:y="0.356cm" draw:align="center"/>
          </draw:frame>
          <draw:custom-shape draw:style-name="gr5" draw:text-style-name="P4" draw:layer="layout" svg:width="3.429cm" svg:height="0.762cm" svg:x="11.287cm" svg:y="11.668cm">
            <text:p text:style-name="P1"><text:span text:style-name="T1">Deserialize</text:span></text:p>
            <draw:enhanced-geometry svg:viewBox="0 0 21600 21600" draw:text-areas="800 800 20800 20800" draw:type="round-rectangular-callout" draw:modifiers="-7053.0612244898 1160.68152031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4" draw:layer="layout" svg:width="3.429cm" svg:height="0.762cm" svg:x="11.287cm" svg:y="10.144cm">
            <text:p text:style-name="P1"><text:span text:style-name="T1">Serialize</text:span></text:p>
            <draw:enhanced-geometry svg:viewBox="0 0 21600 21600" draw:text-areas="800 800 20800 20800" draw:type="round-rectangular-callout" draw:modifiers="-6196.61807580175 23893.0537352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onnector draw:style-name="gr6" draw:text-style-name="P1" draw:layer="layout" draw:type="line" svg:x1="6.715cm" svg:y1="11.641cm" svg:x2="4.048cm" svg:y2="6.334cm" draw:start-shape="id1" draw:start-glue-point="6" draw:end-shape="id2" draw:end-glue-point="1" svg:d="m6715 11641-2667-5307">
          <text:p/>
        </draw:connector>
        <draw:connector draw:style-name="gr7" draw:text-style-name="P1" draw:layer="layout" draw:type="line" svg:x1="6.715cm" svg:y1="11.641cm" svg:x2="4.048cm" svg:y2="8.62cm" draw:start-shape="id1" draw:start-glue-point="6" draw:end-shape="id3" draw:end-glue-point="1" svg:d="m6715 11641-2667-3021">
          <text:p/>
        </draw:connector>
        <draw:connector draw:style-name="gr7" draw:text-style-name="P1" draw:layer="layout" draw:type="line" svg:x1="6.715cm" svg:y1="11.641cm" svg:x2="4.048cm" svg:y2="10.906cm" draw:start-shape="id1" draw:start-glue-point="6" draw:end-shape="id4" svg:d="m6715 11641-2667-735">
          <text:p/>
        </draw:connector>
        <draw:connector draw:style-name="gr7" draw:text-style-name="P1" draw:layer="layout" draw:type="line" svg:x1="6.715cm" svg:y1="11.641cm" svg:x2="4.048cm" svg:y2="13.192cm" draw:start-shape="id1" draw:start-glue-point="6" draw:end-shape="id5" svg:d="m6715 11641-2667 1551">
          <text:p/>
        </draw:connector>
        <draw:connector draw:style-name="gr7" draw:text-style-name="P1" draw:layer="layout" draw:type="line" svg:x1="6.715cm" svg:y1="11.641cm" svg:x2="4.048cm" svg:y2="16.24cm" draw:start-shape="id1" draw:start-glue-point="6" draw:end-shape="id6" svg:d="m6715 11641-2667 4599">
          <text:p/>
        </draw:connector>
        <draw:g>
          <draw:custom-shape draw:style-name="gr1" draw:text-style-name="P1" draw:layer="layout" svg:width="6.477cm" svg:height="5.334cm" svg:x="15.478cm" svg:y="4.81cm">
            <text:p text:style-name="P1">Scheduler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" draw:id="id7" draw:layer="layout" svg:width="1.943cm" svg:height="0.914cm" svg:x="16.126cm" svg:y="6.944cm">
            <draw:text-box>
              <text:p text:style-name="P3"><text:span text:style-name="T1">Run()</text:span></text:p>
            </draw:text-box>
            <draw:glue-point draw:id="4" svg:x="-0.997cm" svg:y="5cm"/>
            <draw:glue-point draw:id="5" svg:x="-2.997cm" svg:y="-5.01cm"/>
          </draw:frame>
          <draw:connector draw:style-name="gr9" draw:text-style-name="P1" draw:layer="layout" draw:type="curve" svg:x1="17.097cm" svg:y1="7.858cm" svg:x2="18.369cm" svg:y2="8.636cm" draw:start-shape="id7" draw:start-glue-point="2" draw:end-shape="id8" draw:end-glue-point="3" svg:d="m17097 7858c0 519 424 778 1272 778">
            <text:p/>
          </draw:connector>
          <draw:g draw:id="id8">
            <draw:custom-shape draw:style-name="gr10" draw:text-style-name="P1" draw:layer="layout" svg:width="3.109cm" svg:height="2.369cm" svg:x="18.369cm" svg:y="7.452cm">
              <text:p text:style-name="P1">Worker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1" draw:text-style-name="P5" draw:layer="layout" svg:width="3.064cm" svg:height="0.721cm" svg:x="18.414cm" svg:y="8.719cm">
            <draw:text-box>
              <text:p text:style-name="P5">HandleTask()</text:p>
            </draw:text-box>
          </draw:frame>
        </draw:g>
        <draw:g draw:id="id9">
          <draw:g>
            <draw:custom-shape draw:style-name="gr12" draw:text-style-name="P1" draw:layer="layout" svg:width="3.048cm" svg:height="2.369cm" svg:x="23.86cm" svg:y="2.905cm">
              <text:p text:style-name="P1"><text:span text:style-name="T2">Worker</text:span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3" draw:text-style-name="P6" draw:layer="layout" svg:width="3.004cm" svg:height="0.721cm" svg:x="23.904cm" svg:y="4.172cm">
            <draw:text-box>
              <text:p text:style-name="P6">HandleTask()</text:p>
            </draw:text-box>
          </draw:frame>
        </draw:g>
        <draw:g draw:id="id11">
          <draw:g>
            <draw:custom-shape draw:style-name="gr12" draw:text-style-name="P1" draw:layer="layout" svg:width="3.048cm" svg:height="2.369cm" svg:x="23.86cm" svg:y="5.953cm">
              <text:p text:style-name="P1"><text:span text:style-name="T2">Worker</text:span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4" draw:text-style-name="P6" draw:layer="layout" svg:width="3.004cm" svg:height="0.721cm" svg:x="23.904cm" svg:y="7.22cm">
            <draw:text-box>
              <text:p text:style-name="P6">HandleTask()</text:p>
            </draw:text-box>
          </draw:frame>
        </draw:g>
        <draw:g draw:id="id10">
          <draw:g>
            <draw:custom-shape draw:style-name="gr12" draw:text-style-name="P1" draw:layer="layout" svg:width="3.048cm" svg:height="2.369cm" svg:x="23.892cm" svg:y="8.918cm">
              <text:p text:style-name="P1"><text:span text:style-name="T2">Worker</text:span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4" draw:text-style-name="P6" draw:layer="layout" svg:width="3.004cm" svg:height="0.721cm" svg:x="23.936cm" svg:y="10.185cm">
            <draw:text-box>
              <text:p text:style-name="P6">HandleTask()</text:p>
            </draw:text-box>
          </draw:frame>
        </draw:g>
        <draw:g>
          <draw:custom-shape draw:style-name="gr1" draw:text-style-name="P1" draw:layer="layout" svg:width="6.35cm" svg:height="3.81cm" svg:x="10.652cm" svg:y="14.716cm">
            <text:p text:style-name="P1">Task Manager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3" draw:id="id12" draw:layer="layout" svg:width="4.445cm" svg:height="2.159cm" svg:x="11.287cm" svg:y="15.986cm">
            <draw:text-box>
              <text:p text:style-name="P3">TaskAdd()</text:p>
              <text:p text:style-name="P3">TaskGet()</text:p>
              <text:p text:style-name="P3">TaskList()</text:p>
            </draw:text-box>
            <draw:glue-point draw:id="4" svg:x="-4.998cm" svg:y="-3.674cm"/>
            <draw:glue-point draw:id="5" svg:x="-4.998cm" svg:y="-3.674cm"/>
            <draw:glue-point draw:id="6" svg:x="2.715cm" svg:y="3.739cm" draw:escape-direction="right"/>
            <draw:glue-point draw:id="7" svg:x="1.001cm" svg:y="1.472cm" draw:escape-direction="right"/>
            <draw:glue-point draw:id="8" svg:x="1.001cm" svg:y="-0.886cm" draw:escape-direction="right"/>
          </draw:frame>
        </draw:g>
        <draw:connector draw:style-name="gr7" draw:text-style-name="P1" draw:layer="layout" draw:type="curve" svg:x1="17.097cm" svg:y1="6.944cm" svg:x2="23.86cm" svg:y2="4.089cm" draw:start-shape="id7" draw:start-glue-point="0" draw:end-shape="id9" draw:end-glue-point="3" svg:d="m17097 6944c0-1904 2254-2855 6763-2855">
          <text:p/>
        </draw:connector>
        <draw:connector draw:style-name="gr7" draw:text-style-name="P1" draw:layer="layout" draw:type="curve" svg:x1="17.097cm" svg:y1="7.858cm" svg:x2="23.892cm" svg:y2="10.102cm" draw:start-shape="id7" draw:start-glue-point="2" draw:end-shape="id10" draw:end-glue-point="3" svg:d="m17097 7858c0 1496 2265 2244 6795 2244">
          <text:p/>
        </draw:connector>
        <draw:connector draw:style-name="gr7" draw:text-style-name="P1" draw:layer="layout" draw:type="curve" draw:line-skew="0cm 2.559cm" svg:x1="17.097cm" svg:y1="6.944cm" svg:x2="23.86cm" svg:y2="7.137cm" draw:start-shape="id7" draw:start-glue-point="0" draw:end-shape="id11" draw:end-glue-point="3" svg:d="m17097 6944c0-751 3214-626 4779-390s1480 583 1984 583">
          <text:p/>
        </draw:connector>
        <draw:connector draw:style-name="gr9" draw:text-style-name="P1" draw:layer="layout" draw:type="curve" draw:line-skew="0.539cm" svg:x1="19.923cm" svg:y1="9.821cm" svg:x2="8.62cm" svg:y2="12.045cm" draw:start-shape="id8" draw:start-glue-point="2" draw:end-shape="id1" draw:end-glue-point="2" svg:d="m19923 9821c0 4896-11303 3784-11303 2224">
          <text:p/>
        </draw:connector>
        <draw:connector draw:style-name="gr16" draw:text-style-name="P1" draw:layer="layout" draw:type="curve" svg:x1="6.715cm" svg:y1="10.88cm" svg:x2="11.288cm" svg:y2="16.272cm" draw:start-shape="id1" draw:start-glue-point="5" draw:end-shape="id12" draw:end-glue-point="4" svg:d="m6715 10880c-751 0-3038 5392 4573 5392">
          <text:p/>
        </draw:connector>
        <draw:connector draw:style-name="gr16" draw:text-style-name="P1" draw:layer="layout" draw:type="curve" svg:x1="18.069cm" svg:y1="3.032cm" svg:x2="16.126cm" svg:y2="7.401cm" draw:start-shape="id13" draw:start-glue-point="3" draw:end-shape="id7" draw:end-glue-point="3" svg:d="m18069 3032c-3666 0-2694 4369-1943 4369">
          <text:p/>
        </draw:connector>
        <draw:connector draw:style-name="gr16" draw:text-style-name="P1" draw:layer="layout" draw:type="curve" svg:x1="13.953cm" svg:y1="17.382cm" svg:x2="16.904cm" svg:y2="7.858cm" draw:start-shape="id12" draw:start-glue-point="7" draw:end-shape="id7" draw:end-glue-point="4" svg:d="m13953 17382c1968 0 2951-3174 2951-9524">
          <text:p/>
        </draw:connector>
        <draw:connector draw:style-name="gr16" draw:text-style-name="P1" draw:layer="layout" draw:type="curve" svg:x1="13.953cm" svg:y1="16.874cm" svg:x2="16.904cm" svg:y2="7.858cm" draw:start-shape="id12" draw:start-glue-point="8" draw:end-shape="id7" draw:end-glue-point="4" svg:d="m13953 16874c1968 0 2951-3005 2951-9016">
          <text:p/>
        </draw:connector>
        <draw:g>
          <draw:custom-shape draw:style-name="gr1" draw:text-style-name="P1" draw:layer="layout" svg:width="6.096cm" svg:height="3.175cm" svg:x="6.334cm" svg:y="5.572cm">
            <text:p text:style-name="P1">Scheduler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3" draw:id="id15" draw:layer="layout" svg:width="4.355cm" svg:height="0.914cm" svg:x="6.769cm" svg:y="6.715cm">
            <draw:text-box>
              <text:p text:style-name="P3"><text:span text:style-name="T1">RegisterTask()</text:span></text:p>
            </draw:text-box>
            <draw:glue-point draw:id="4" svg:x="-0.997cm" svg:y="5cm"/>
            <draw:glue-point draw:id="5" svg:x="-5cm" svg:y="-5cm"/>
            <draw:glue-point draw:id="6" svg:x="-5cm" svg:y="3.336cm"/>
            <draw:glue-point draw:id="7" svg:x="-5cm" svg:y="-5cm" draw:escape-direction="left"/>
          </draw:frame>
        </draw:g>
        <draw:g draw:id="id14">
          <draw:glue-point draw:id="4" svg:x="-4.066cm" svg:y="-3.592cm"/>
          <draw:glue-point draw:id="5" svg:x="-1.641cm" svg:y="-5cm"/>
          <draw:glue-point draw:id="6" svg:x="1.344cm" svg:y="-5.013cm"/>
          <draw:glue-point draw:id="7" svg:x="4.104cm" svg:y="-3.592cm"/>
          <draw:glue-point draw:id="8" svg:x="5cm" svg:y="0.313cm"/>
          <draw:glue-point draw:id="9" svg:x="3.805cm" svg:y="3.984cm"/>
          <draw:glue-point draw:id="10" svg:x="2.574cm" svg:y="4.489cm"/>
          <draw:glue-point draw:id="11" svg:x="-0.075cm" svg:y="5.013cm"/>
          <draw:glue-point draw:id="12" svg:x="-2.686cm" svg:y="4.476cm"/>
          <draw:glue-point draw:id="13" svg:x="-3.954cm" svg:y="3.671cm"/>
          <draw:glue-point draw:id="14" svg:x="-5cm" svg:y="0.469cm"/>
          <draw:ellipse draw:style-name="gr17" draw:text-style-name="P7" draw:layer="layout" svg:width="1.413cm" svg:height="0.429cm" svg:x="5.307cm" svg:y="1cm" draw:kind="arc" draw:start-angle="26.19" draw:end-angle="188.5">
            <text:p/>
          </draw:ellipse>
          <draw:ellipse draw:style-name="gr18" draw:text-style-name="P7" draw:layer="layout" svg:width="1.413cm" svg:height="0.429cm" svg:x="6.571cm" svg:y="1cm" draw:kind="arc" draw:start-angle="351.5" draw:end-angle="153.82">
            <text:p/>
          </draw:ellipse>
          <draw:g>
            <draw:ellipse draw:style-name="gr19" draw:text-style-name="P7" draw:layer="layout" svg:width="1.121cm" svg:height="0.659cm" svg:x="4.048cm" svg:y="1.734cm" draw:kind="arc" draw:start-angle="93.75" draw:end-angle="264.35">
              <text:p/>
            </draw:ellipse>
            <draw:ellipse draw:style-name="gr20" draw:text-style-name="P7" draw:layer="layout" svg:width="1.136cm" svg:height="0.642cm" svg:x="4.378cm" svg:y="1.169cm" draw:kind="arc" draw:start-angle="50.73" draw:end-angle="229.86">
              <text:p/>
            </draw:ellipse>
          </draw:g>
          <draw:g>
            <draw:ellipse draw:style-name="gr21" draw:text-style-name="P7" draw:layer="layout" svg:width="1.121cm" svg:height="0.658cm" svg:x="8.115cm" svg:y="1.737cm" draw:kind="arc" draw:start-angle="275.66" draw:end-angle="86.26">
              <text:p/>
            </draw:ellipse>
            <draw:ellipse draw:style-name="gr22" draw:text-style-name="P7" draw:layer="layout" svg:width="1.136cm" svg:height="0.643cm" svg:x="7.77cm" svg:y="1.171cm" draw:kind="arc" draw:start-angle="310.13" draw:end-angle="129.28">
              <text:p/>
            </draw:ellipse>
          </draw:g>
          <draw:ellipse draw:style-name="gr23" draw:text-style-name="P7" draw:layer="layout" svg:width="1.548cm" svg:height="0.643cm" svg:x="4.463cm" svg:y="2.214cm" draw:kind="arc" draw:start-angle="153.66" draw:end-angle="352.36">
            <text:p/>
          </draw:ellipse>
          <draw:ellipse draw:style-name="gr24" draw:text-style-name="P7" draw:layer="layout" svg:width="1.665cm" svg:height="0.643cm" svg:x="7.157cm" svg:y="2.217cm" draw:kind="arc" draw:start-angle="187.64" draw:end-angle="26.3">
            <text:p text:style-name="P7"><text:span text:style-name="T3">OTRS</text:span> <text:s text:c="12"/></text:p>
            <text:p text:style-name="P7"/>
            <text:p text:style-name="P7"/>
          </draw:ellipse>
          <draw:ellipse draw:style-name="gr25" draw:text-style-name="P7" draw:layer="layout" svg:width="1.162cm" svg:height="0.729cm" svg:x="6.003cm" svg:y="2.231cm" draw:kind="arc" draw:start-angle="176.8" draw:end-angle="3.36">
            <text:p/>
          </draw:ellipse>
        </draw:g>
        <draw:connector draw:style-name="gr16" draw:text-style-name="P1" draw:layer="layout" draw:type="curve" draw:line-skew="0.492cm" svg:x1="4.048cm" svg:y1="2.071cm" svg:x2="6.769cm" svg:y2="6.715cm" draw:start-shape="id14" draw:start-glue-point="14" draw:end-shape="id15" draw:end-glue-point="5" svg:d="m4048 2071c-13 0-1374 4644 2721 4644">
          <text:p/>
        </draw:connector>
        <draw:connector draw:style-name="gr16" draw:text-style-name="P1" draw:layer="layout" draw:type="curve" svg:x1="6.769cm" svg:y1="7.476cm" svg:x2="6.715cm" svg:y2="10.88cm" draw:start-shape="id15" draw:start-glue-point="6" draw:end-shape="id1" draw:end-glue-point="5" svg:d="m6769 7476c-832 0-805 3404-54 34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Carlos Fernando Rodríguez</meta:initial-creator>
    <meta:creation-date>2011-02-10T04:05:01</meta:creation-date>
    <dc:date>2011-02-10T08:08:35</dc:date>
    <dc:creator>Carlos Fernando Rodríguez</dc:creator>
    <meta:editing-duration>PT00H53M18S</meta:editing-duration>
    <meta:editing-cycles>3</meta:editing-cycles>
    <meta:generator>OpenOffice.org/3.2$Unix OpenOffice.org_project/320m18$Build-9502</meta:generator>
    <meta:document-statistic meta:object-count="70"/>
  </office:meta>
</office:document-meta>
</file>